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73e6c" officeooo:paragraph-rsid="00173e6c"/>
    </style:style>
    <style:style style:name="P2" style:family="paragraph" style:parent-style-name="Text_20_body">
      <style:text-properties fo:font-size="14pt" officeooo:rsid="001a7b1f" officeooo:paragraph-rsid="001a7b1f" style:font-size-asian="12.25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p text:style-name="P1"><text:date style:data-style-name="N76" text:date-value="2020-09-27T23:30:50.526700308">September 27, 2020</text:date></text:p>
        <text:p text:style-name="P1"/>
        <text:p text:style-name="Title">Weekly Report</text:p>
        <text:p text:style-name="Horizontal_20_Line"/>
        <text:p text:style-name="Text_20_body"/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6T21:33:44.973975619</meta:creation-date>
    <meta:editing-duration>PT2M9S</meta:editing-duration>
    <meta:editing-cycles>2</meta:editing-cycles>
    <meta:generator>LibreOffice/7.0.1.2$MacOSX_X86_64 LibreOffice_project/7cbcfc562f6eb6708b5ff7d7397325de9e764452</meta:generator>
    <dc:date>2020-09-26T21:35:54.301379923</dc:date>
    <meta:document-statistic meta:table-count="0" meta:image-count="0" meta:object-count="0" meta:page-count="1" meta:paragraph-count="3" meta:word-count="6" meta:character-count="32" meta:non-whitespace-character-count="29"/>
  </office:meta>
</office:document-meta>
</file>